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3.306cm" fo:min-width="2.04cm"/>
    </style:style>
    <style:style style:name="gr5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3.556cm" svg:x="3.556cm" svg:y="1.381cm">
          <text:p text:style-name="P1">MEM0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635cm" svg:height="0.635cm" svg:x="2.921cm" svg:y="1.6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635cm" svg:height="0.635cm" svg:x="6.096cm" svg:y="1.6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54cm" svg:height="0.889cm" svg:x="5.358cm" svg:y="6.838cm">
          <draw:glue-point draw:id="4" svg:x="-2.496cm" svg:y="-4.926cm"/>
          <draw:glue-point draw:id="5" svg:x="2.503cm" svg:y="-4.926cm"/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556cm" svg:x="21.655cm" svg:y="1.381cm">
          <draw:glue-point draw:id="4" svg:x="-2.425cm" svg:y="5.002cm"/>
          <text:p text:style-name="P1">MEM3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0.635cm" svg:height="0.635cm" svg:x="21.02cm" svg:y="1.6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0.635cm" svg:height="0.635cm" svg:x="24.195cm" svg:y="1.6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2.54cm" svg:height="3.556cm" svg:x="9.958cm" svg:y="1.382cm">
            <text:p text:style-name="P1">MEM1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635cm" svg:height="0.635cm" svg:x="9.322cm" svg:y="1.681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635cm" svg:height="0.635cm" svg:x="12.497cm" svg:y="1.681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.54cm" svg:height="3.556cm" svg:x="9.956cm" svg:y="1.381cm">
          <text:p text:style-name="P1">MEM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635cm" svg:height="0.635cm" svg:x="9.32cm" svg:y="1.6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635cm" svg:height="0.635cm" svg:x="12.495cm" svg:y="1.6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0.635cm" svg:height="0.635cm" svg:x="15.42cm" svg:y="1.6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635cm" svg:height="0.635cm" svg:x="18.595cm" svg:y="1.6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885cm" svg:x1="3.238cm" svg:y1="2.316cm" svg:x2="2.394cm" svg:y2="6.844cm" draw:start-shape="id1" draw:start-glue-point="2" draw:end-shape="id2" draw:end-glue-point="4" svg:d="M3238 2316v3145h-844v1383" svg:viewBox="0 0 845 4529">
          <text:p/>
        </draw:connector>
        <draw:connector draw:style-name="gr8" draw:text-style-name="P1" draw:layer="layout" draw:line-skew="1.266cm" svg:x1="6.413cm" svg:y1="2.316cm" svg:x2="7.263cm" svg:y2="6.845cm" draw:start-shape="id3" draw:start-glue-point="2" draw:end-shape="id4" draw:end-glue-point="5" svg:d="M6413 2316v3526h850v1003" svg:viewBox="0 0 851 4530">
          <text:p/>
        </draw:connector>
        <draw:frame draw:style-name="gr9" draw:layer="layout" svg:width="0.714cm" svg:height="0.962cm" svg:x="7.491cm" svg:y="5.882cm">
          <draw:text-box>
            <text:p>-</text:p>
          </draw:text-box>
        </draw:frame>
        <draw:frame draw:style-name="gr10" draw:layer="layout" svg:width="0.875cm" svg:height="0.962cm" svg:x="5.105cm" svg:y="5.882cm">
          <draw:text-box>
            <text:p>+</text:p>
          </draw:text-box>
        </draw:frame>
        <draw:custom-shape draw:style-name="gr3" draw:text-style-name="P2" xml:id="id2" draw:id="id2" draw:layer="layout" svg:width="2.54cm" svg:height="0.889cm" svg:x="1.757cm" svg:y="6.837cm">
          <draw:glue-point draw:id="4" svg:x="-2.496cm" svg:y="-4.926cm"/>
          <draw:glue-point draw:id="5" svg:x="2.503cm" svg:y="-4.926cm"/>
          <text:p text:style-name="P1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556cm" svg:x="16.054cm" svg:y="1.38cm">
          <draw:glue-point draw:id="4" svg:x="-2.425cm" svg:y="5.002cm"/>
          <text:p text:style-name="P1">MEM2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cm 5.001cm -0.162cm" svg:x1="3.027cm" svg:y1="7.726cm" svg:x2="15.737cm" svg:y2="1.68cm" draw:start-shape="id2" draw:start-glue-point="2" draw:end-shape="id5" draw:end-glue-point="0" svg:d="M3027 7726v500h11832v-7210h878v664" svg:viewBox="0 0 12711 7211">
          <text:p/>
        </draw:connector>
        <draw:connector draw:style-name="gr11" draw:text-style-name="P1" draw:layer="layout" draw:line-skew="0.536cm 6.312cm -0.162cm" svg:x1="6.628cm" svg:y1="7.727cm" svg:x2="18.912cm" svg:y2="1.68cm" draw:start-shape="id4" draw:start-glue-point="2" draw:end-shape="id6" draw:end-glue-point="0" svg:d="M6628 7727v1036h12930v-7747h-646v664" svg:viewBox="0 0 12931 7748">
          <text:p/>
        </draw:connector>
        <draw:custom-shape draw:style-name="gr3" draw:text-style-name="P2" xml:id="id10" draw:id="id10" draw:layer="layout" svg:width="2.54cm" svg:height="0.889cm" svg:x="11.757cm" svg:y="6.839cm">
          <draw:glue-point draw:id="4" svg:x="-2.496cm" svg:y="-4.926cm"/>
          <draw:glue-point draw:id="5" svg:x="2.503cm" svg:y="-4.926cm"/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frame draw:style-name="gr9" draw:layer="layout" svg:width="0.714cm" svg:height="0.962cm" svg:x="13.89cm" svg:y="5.883cm">
          <draw:text-box>
            <text:p>-</text:p>
          </draw:text-box>
        </draw:frame>
        <draw:frame draw:style-name="gr10" draw:layer="layout" svg:width="0.875cm" svg:height="0.962cm" svg:x="11.504cm" svg:y="5.883cm">
          <draw:text-box>
            <text:p>+</text:p>
          </draw:text-box>
        </draw:frame>
        <draw:custom-shape draw:style-name="gr3" draw:text-style-name="P2" xml:id="id8" draw:id="id8" draw:layer="layout" svg:width="2.54cm" svg:height="0.889cm" svg:x="8.156cm" svg:y="6.838cm">
          <draw:glue-point draw:id="4" svg:x="-2.496cm" svg:y="-4.926cm"/>
          <draw:glue-point draw:id="5" svg:x="2.503cm" svg:y="-4.926cm"/>
          <text:p text:style-name="P1"><text:span text:style-name="T1">ADD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885cm" svg:x1="9.637cm" svg:y1="2.315cm" svg:x2="8.793cm" svg:y2="6.845cm" draw:start-shape="id7" draw:start-glue-point="2" draw:end-shape="id8" draw:end-glue-point="4" svg:d="M9637 2315v3146h-844v1384" svg:viewBox="0 0 845 4531">
          <text:p/>
        </draw:connector>
        <draw:connector draw:style-name="gr11" draw:text-style-name="P1" draw:layer="layout" draw:line-skew="1.266cm" svg:x1="12.812cm" svg:y1="2.315cm" svg:x2="13.662cm" svg:y2="6.846cm" draw:start-shape="id9" draw:start-glue-point="2" draw:end-shape="id10" draw:end-glue-point="5" svg:d="M12812 2315v3527h850v1004" svg:viewBox="0 0 851 4532">
          <text:p/>
        </draw:connector>
        <draw:connector draw:style-name="gr11" draw:text-style-name="P1" draw:layer="layout" draw:line-skew="1.044cm 4.716cm -0.163cm" svg:x1="9.426cm" svg:y1="7.727cm" svg:x2="21.337cm" svg:y2="1.681cm" draw:start-shape="id8" draw:start-glue-point="2" draw:end-shape="id11" draw:end-glue-point="0" svg:d="M9426 7727v1544h11148v-8255h763v665" svg:viewBox="0 0 11912 8256">
          <text:p/>
        </draw:connector>
        <draw:connector draw:style-name="gr11" draw:text-style-name="P1" draw:layer="layout" draw:line-skew="1.551cm 6.027cm -0.163cm" svg:x1="13.027cm" svg:y1="7.728cm" svg:x2="24.512cm" svg:y2="1.681cm" draw:start-shape="id10" draw:start-glue-point="2" draw:end-shape="id12" draw:end-glue-point="0" svg:d="M13027 7728v2051h12246v-8763h-761v665" svg:viewBox="0 0 12247 8764">
          <text:p/>
        </draw:connector>
        <draw:connector draw:style-name="gr11" draw:text-style-name="P1" draw:layer="layout" draw:line-skew="0.885cm" svg:x1="3.238cm" svg:y1="2.316cm" svg:x2="5.995cm" svg:y2="6.845cm" draw:start-shape="id1" draw:start-glue-point="2" draw:end-shape="id4" draw:end-glue-point="4" svg:d="M3238 2316v3145h2757v1384" svg:viewBox="0 0 2758 4530">
          <text:p/>
        </draw:connector>
        <draw:connector draw:style-name="gr11" draw:text-style-name="P1" draw:layer="layout" draw:line-skew="1.266cm" svg:x1="6.413cm" svg:y1="2.316cm" svg:x2="3.662cm" svg:y2="6.844cm" draw:start-shape="id3" draw:start-glue-point="2" draw:end-shape="id2" draw:end-glue-point="5" svg:d="M6413 2316v3526h-2751v1002" svg:viewBox="0 0 2752 4529">
          <text:p/>
        </draw:connector>
        <draw:connector draw:style-name="gr11" draw:text-style-name="P1" draw:layer="layout" draw:line-skew="0.885cm" svg:x1="9.637cm" svg:y1="2.315cm" svg:x2="12.394cm" svg:y2="6.846cm" draw:start-shape="id7" draw:start-glue-point="2" draw:end-shape="id10" draw:end-glue-point="4" svg:d="M9637 2315v3146h2757v1385" svg:viewBox="0 0 2758 4532">
          <text:p/>
        </draw:connector>
        <draw:connector draw:style-name="gr11" draw:text-style-name="P1" draw:layer="layout" draw:line-skew="1.266cm" svg:x1="12.812cm" svg:y1="2.315cm" svg:x2="10.061cm" svg:y2="6.845cm" draw:start-shape="id9" draw:start-glue-point="2" draw:end-shape="id8" draw:end-glue-point="5" svg:d="M12812 2315v3527h-2751v1003" svg:viewBox="0 0 2752 4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Lopes</meta:initial-creator>
    <meta:creation-date>2014-12-12T09:44:41</meta:creation-date>
    <dc:date>2017-06-29T09:38:12.540465748</dc:date>
    <meta:editing-duration>P1DT4H52M18S</meta:editing-duration>
    <meta:editing-cycles>29</meta:editing-cycles>
    <meta:generator>LibreOffice/4.3.3.2$Linux_X86_64 LibreOffice_project/430m0$Build-2</meta:generator>
    <dc:creator>Jose Sousa</dc:creator>
    <meta:document-statistic meta:object-count="36"/>
  </office:meta>
</office:document-meta>
</file>